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0.25cm" fo:min-width="0.3cm"/>
    </style:style>
    <style:style style:name="gr3" style:family="graphic" style:parent-style-name="standard">
      <style:graphic-properties draw:fill-color="#0066b3" draw:textarea-horizontal-align="justify" draw:textarea-vertical-align="middle" draw:auto-grow-height="false" fo:min-height="0.812cm" fo:min-width="0.5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2.33cm" fo:min-width="2.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0066b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62cm" svg:height="0.962cm" svg:x="1.4cm" svg:y="1.6cm">
          <draw:text-box>
            <text:p>Transformierende Funktion:</text:p>
          </draw:text-box>
        </draw:frame>
        <draw:custom-shape draw:style-name="gr2" draw:text-style-name="P2" draw:layer="layout" svg:width="1.6cm" svg:height="1.5cm" svg:x="10.1cm" svg:y="1.1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5cm" svg:height="1.5cm" svg:x="14.51cm" svg:y="1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92cm" svg:y1="2.07cm" svg:x2="14.17cm" svg:y2="2.08cm">
          <text:p/>
        </draw:line>
        <draw:frame draw:style-name="gr5" draw:text-style-name="P1" draw:layer="layout" svg:width="3.423cm" svg:height="0.962cm" svg:x="1.417cm" svg:y="4.598cm">
          <draw:text-box>
            <text:p>Container:</text:p>
          </draw:text-box>
        </draw:frame>
        <draw:custom-shape draw:style-name="gr6" draw:text-style-name="P5" draw:layer="layout" svg:width="2.66cm" svg:height="2.58cm" svg:x="6cm" svg:y="3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1.5cm" svg:x="6.5cm" svg:y="4.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4.8cm" svg:height="1.673cm" svg:x="1.44cm" svg:y="9.15cm">
          <draw:text-box>
            <text:p>map Funktion:</text:p>
          </draw:text-box>
        </draw:frame>
        <draw:connector draw:style-name="gr8" draw:text-style-name="P6" draw:layer="layout" draw:type="curve" svg:x1="7.33cm" svg:y1="8.45cm" svg:x2="10.86cm" svg:y2="8.947cm" draw:start-shape="id1" draw:start-glue-point="0" draw:end-shape="id2" draw:end-glue-point="4" svg:d="M7330 8450c0-751 3530-1000 3530 497" svg:viewBox="0 0 3531 1095">
          <text:p><text:span text:style-name="T1"/></text:p>
        </draw:connector>
        <draw:connector draw:style-name="gr4" draw:text-style-name="P4" draw:layer="layout" draw:type="curve" svg:x1="15.22cm" svg:y1="9.11cm" svg:x2="18.61cm" svg:y2="8.45cm" draw:start-shape="id3" draw:start-glue-point="4" draw:end-shape="id4" draw:end-glue-point="0" svg:d="M15220 9110c0-1741 3390-1411 3390-660" svg:viewBox="0 0 3391 1270">
          <text:p/>
        </draw:connector>
        <draw:custom-shape draw:style-name="gr6" draw:text-style-name="P5" xml:id="id1" draw:id="id1" draw:layer="layout" svg:width="2.66cm" svg:height="2.58cm" svg:x="6cm" svg:y="8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2.66cm" svg:height="2.58cm" svg:x="17.28cm" svg:y="8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cm" svg:height="1.5cm" svg:x="10.06cm" svg:y="8.94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3" draw:id="id3" draw:layer="layout" svg:width="1.5cm" svg:height="1.5cm" svg:x="14.47cm" svg:y="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88cm" svg:y1="9.82cm" svg:x2="14.13cm" svg:y2="9.83cm">
          <text:p/>
        </draw:line>
        <draw:frame draw:style-name="gr9" draw:text-style-name="P8" draw:layer="layout" svg:width="2.63cm" svg:height="0.77cm" svg:x="7.79cm" svg:y="7.8cm">
          <draw:text-box>
            <text:p text:style-name="P7"><text:span text:style-name="T1">auspacken</text:span></text:p>
          </draw:text-box>
        </draw:frame>
        <draw:frame draw:style-name="gr9" draw:text-style-name="P8" draw:layer="layout" svg:width="2.63cm" svg:height="0.77cm" svg:x="15.67cm" svg:y="7.8cm">
          <draw:text-box>
            <text:p text:style-name="P7"><text:span text:style-name="T1">einpack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21:19:02.257983449</meta:creation-date>
    <dc:date>2019-03-25T21:41:31.457952802</dc:date>
    <meta:editing-duration>PT1M54S</meta:editing-duration>
    <meta:editing-cycles>2</meta:editing-cycles>
    <meta:generator>LibreOffice/6.0.7.3$Linux_X86_64 LibreOffice_project/00m0$Build-3</meta:generator>
    <meta:document-statistic meta:object-count="17"/>
  </office:meta>
</office:document-meta>
</file>